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03936e" officeooo:paragraph-rsid="0003936e"/>
    </style:style>
    <style:style style:name="P3" style:family="paragraph" style:parent-style-name="Standard">
      <style:text-properties officeooo:rsid="0008996a" officeooo:paragraph-rsid="0008996a"/>
    </style:style>
    <style:style style:name="P4" style:family="paragraph" style:parent-style-name="Text_20_body" style:list-style-name="L1">
      <style:text-properties style:font-name="Liberation Serif" officeooo:rsid="0005103a" officeooo:paragraph-rsid="0005103a"/>
    </style:style>
    <style:style style:name="P5" style:family="paragraph" style:parent-style-name="Text_20_body">
      <style:text-properties style:font-name="Liberation Serif" officeooo:rsid="0005103a" officeooo:paragraph-rsid="0005103a"/>
    </style:style>
    <style:style style:name="P6" style:family="paragraph" style:parent-style-name="Text_20_body">
      <style:text-properties style:font-name="Liberation Serif" officeooo:rsid="00075191" officeooo:paragraph-rsid="00075191"/>
    </style:style>
    <style:style style:name="P7" style:family="paragraph" style:parent-style-name="Text_20_body" style:list-style-name="L2">
      <style:text-properties style:font-name="Liberation Serif" officeooo:rsid="00075191" officeooo:paragraph-rsid="00075191"/>
    </style:style>
    <style:style style:name="P8" style:family="paragraph" style:parent-style-name="Text_20_body">
      <style:text-properties officeooo:rsid="0008996a" officeooo:paragraph-rsid="0008996a"/>
    </style:style>
    <style:style style:name="P9" style:family="paragraph" style:parent-style-name="Text_20_body" style:list-style-name="L3">
      <style:text-properties officeooo:rsid="0008996a" officeooo:paragraph-rsid="0008996a"/>
    </style:style>
    <style:style style:name="P10" style:family="paragraph" style:parent-style-name="Text_20_body">
      <style:text-properties officeooo:rsid="000993d7" officeooo:paragraph-rsid="000993d7"/>
    </style:style>
    <style:style style:name="P11" style:family="paragraph" style:parent-style-name="Text_20_body" style:list-style-name="L4">
      <style:text-properties officeooo:rsid="000993d7" officeooo:paragraph-rsid="000993d7"/>
    </style:style>
    <style:style style:name="P12" style:family="paragraph" style:parent-style-name="Text_20_body" style:list-style-name="L5">
      <style:text-properties officeooo:rsid="000993d7" officeooo:paragraph-rsid="000993d7"/>
    </style:style>
    <style:style style:name="T1" style:family="text">
      <style:text-properties officeooo:rsid="0002f3e6"/>
    </style:style>
    <style:style style:name="T2" style:family="text">
      <style:text-properties officeooo:rsid="0008996a"/>
    </style:style>
    <style:style style:name="T3" style:family="text">
      <style:text-properties officeooo:rsid="000993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ERMO-FORMADO</text:span> </text:p>
      <text:h text:style-name="Heading_20_1" text:outline-level="1">¿Que es el Termo-formado? </text:h>
      <text:p text:style-name="P1">El Termo-formado es el proceso mediante el cual las láminas de termoplásticos se moldean por la acción de temperatura y presión. La temperatura ayuda a reblandecer la lámina y mediante moldes ésta se prensa para adquirir la forma final. </text:p>
      <text:p text:style-name="P1"/>
      <text:h text:style-name="Heading_20_1" text:outline-level="1">ETAPAS DEL PROCESO DE TERMO-FORMADO </text:h>
      <text:p text:style-name="P1"/>
      <text:h text:style-name="Heading_20_2" text:outline-level="2">POSICIONAMIENTO </text:h>
      <text:p text:style-name="P1"/>
      <text:p text:style-name="P1">Consiste en sujetar firmemente la lámina en el bastidor de formado mediante pinzas. </text:p>
      <text:h text:style-name="Heading_20_2" text:outline-level="2">CALENTAMIENTO </text:h>
      <text:p text:style-name="P1"/>
      <text:p text:style-name="P1">Se reblandece la lámina a su respectiva temperatura de formado calentándola por tres diferentes métodos: </text:p>
      <text:p text:style-name="P1"><text:tab/>• Radiación Infrarroja.- Es el método más comúnmente utilizado para suministrar energía directa y uniforme a la lámina, además de emplearse para casos de materiales de bajo calibre. Se utilizan lámparas de radiación infrarroja para aplicar calor. </text:p>
      <text:p text:style-name="P1"><text:tab/>• Conducción.- Se utiliza en el método de formado de lámina atrapada y se realiza mediante una placa metálica porosa que se calienta y se mantiene en contacto con la lámina a formar. </text:p>
      <text:p text:style-name="P1"><text:tab/>• Convección.- Se emplea para láminas gruesas y consiste en circular aire previamente calentado en un horno para lograr el reblandecimiento de la lámina.</text:p>
      <text:p text:style-name="P1"/>
      <text:p text:style-name="P1"/>
      <text:p text:style-name="P1"/>
      <text:p text:style-name="P1"/>
      <text:p text:style-name="P1"/>
      <text:h text:style-name="Heading_20_2" text:outline-level="2"><text:soft-page-break/>FORMADO</text:h>
      <text:p text:style-name="P2">Consiste en forzar a la lámina previamente sujetada y calentada a que tome los contornos del molde. Para ello se requiere.</text:p>
      <text:list xml:id="list1017070118" text:style-name="L1">
        <text:list-item>
          <text:p text:style-name="P4">Vacío.- Por medio de una bomba se acciona el vacío que jala la lámina hacia la superficie del molde hasta lograr que se adhiera a él</text:p>
        </text:list-item>
        <text:list-item>
          <text:p text:style-name="P4">Presión.- Por medio de aire a presión se empuja la lámina hacia el molde hasta que se adhiera a él.</text:p>
        </text:list-item>
        <text:list-item>
          <text:p text:style-name="P4">Mecánico.- El formado mecánico es también llamado hembra-macho. Consiste en dos partes, en el cual el molde macho actúa como un pistón auxilian y es por medio del ensamble de ambos que se logra que la lámina reblandecida tome los contornos del molde.</text:p>
        </text:list-item>
      </text:list>
      <text:p text:style-name="P5"/>
      <text:h text:style-name="Heading_20_2" text:outline-level="2">ENFRIAMIENTO</text:h>
      <text:p text:style-name="P6">Se deja la pieza sostenida hasta que solidifique o bien, dependiendo de los requerimientos del proceso se activa el enfriamiento con flujo de agua para laminas de calibre delgado y con aire a presión o agua a presión para láminas de calibre grueso.</text:p>
      <text:p text:style-name="P6"/>
      <text:h text:style-name="Heading_20_2" text:outline-level="2">DESMOLDEO</text:h>
      <text:p text:style-name="P6">Después de enfriada la pieza se desmolda y desprende de las pinzas sujetadoras.</text:p>
      <text:p text:style-name="P6"/>
      <text:h text:style-name="Heading_20_2" text:outline-level="2">CORTE DE DESPERDICIO</text:h>
      <text:p text:style-name="P6">El corte de los partes innecesarias o no deseadas de las piezas se puede hacer por varios métodos, pero principalmente se usan dos:</text:p>
      <text:list xml:id="list111360697" text:style-name="L2">
        <text:list-item>
          <text:p text:style-name="P7">Troquelado.- Es un método automático que se utiliza con mayor frecuencia por su eficacia y rapidez. Se utiliza para láminas de calibre delgado y para la producción en serie.</text:p>
        </text:list-item>
        <text:list-item>
          <text:p text:style-name="P7">Suajado.- Es un metodo manual utilizado generalmente para laminas de calibre grueso y para producción no en serie.</text:p>
        </text:list-item>
      </text:list>
      <text:p text:style-name="P6"/>
      <text:p text:style-name="P6">En el termoformado de alta producción existen moldes que tienen adaptado en su superficie filos cortantes para cortar el desperdicio en el momento del formado y así evitar un paso mas de corte.</text:p>
      <text:p text:style-name="P1"/>
      <text:p text:style-name="Standard"/>
      <text:h text:style-name="Heading_20_1" text:outline-level="1"><text:soft-page-break/>TIPOS DE <text:span text:style-name="T2">TERMO-FORMADO</text:span></text:h>
      <text:p text:style-name="P8">En este termo-formado se involucran 3 elementos de los cuales depende el tipo de proceso a emplear.</text:p>
      <text:list xml:id="list1969994764" text:style-name="L3">
        <text:list-item>
          <text:p text:style-name="P9">Lamina <text:s text:c="15"/>: <text:s text:c="3"/>Tipo de plástico</text:p>
        </text:list-item>
        <text:list-item>
          <text:p text:style-name="P9">Molde <text:s text:c="17"/>: <text:s text:c="3"/>Profundidad de la pieza</text:p>
        </text:list-item>
        <text:list-item>
          <text:p text:style-name="P9">Fuerza de Molde : <text:s text:c="4"/>Vacío, presión o mecánico</text:p>
        </text:list-item>
      </text:list>
      <text:p text:style-name="P8">Estos 3 elementos se combinan y son los que nos definen el tipo de termo-formado a utilizar, de acuerdo a la cantidad que se desee obtener en el producto final, los procesos de termo-formado más comunes son:</text:p>
      <text:p text:style-name="Standard"/>
      <text:p text:style-name="Standard"/>
      <text:h text:style-name="Heading_20_2" text:outline-level="2">FORMADO A <text:span text:style-name="T2">VACÍO</text:span> DIRECTO</text:h>
      <text:p text:style-name="P8">En este proceso <text:span text:style-name="T3">se tiene solo un molde hembra sobre el cual se coloca la lámina previamente calentada y bajo de él se aplica vacío, para que la lámina baje y adquiera la forma final.</text:span></text:p>
      <text:p text:style-name="P10">VENTAJAS:</text:p>
      <text:list xml:id="list1924950301" text:style-name="L4">
        <text:list-item>
          <text:p text:style-name="P11">Sencillez en moldes</text:p>
        </text:list-item>
        <text:list-item>
          <text:p text:style-name="P11">Facilidad en procesamiento</text:p>
        </text:list-item>
        <text:list-item>
          <text:p text:style-name="P11">Bajo costo</text:p>
        </text:list-item>
      </text:list>
      <text:p text:style-name="P10">DESVENTAJAS</text:p>
      <text:list xml:id="list1911490306" text:style-name="L5">
        <text:list-item>
          <text:p text:style-name="P12">No se logra uniformidad en el espesor</text:p>
        </text:list-item>
        <text:list-item>
          <text:p text:style-name="P12">Profundidad limitada</text:p>
        </text:list-item>
        <text:list-item>
          <text:p text:style-name="P12">EL PVC rigido no se puede emplear</text:p>
        </text:list-item>
        <text:list-item>
          <text:p text:style-name="P12">Fondo y esquinas delgada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2-06T14:01:30.276000000</dc:date>
    <dc:creator>Manuel Alejandro Alvarez Vargas</dc:creator>
    <meta:editing-duration>PT13M12S</meta:editing-duration>
    <meta:editing-cycles>3</meta:editing-cycles>
    <meta:document-statistic meta:table-count="0" meta:image-count="0" meta:object-count="0" meta:page-count="3" meta:paragraph-count="42" meta:word-count="608" meta:character-count="3586" meta:non-whitespace-character-count="2980"/>
  </office:meta>
</office:document-meta>
</file>